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co73" style:family="table-column">
      <style:table-column-properties fo:break-before="auto" style:column-width="211.49pt"/>
    </style:style>
    <style:style style:name="co74" style:family="table-column">
      <style:table-column-properties fo:break-before="auto" style:column-width="71.26pt"/>
    </style:style>
    <style:style style:name="co7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0" calcext:value-type="currency">
            <text:p>$1,67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299" calcext:value-type="currency">
            <text:p>$1,299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5])" office:value-type="float" office:value="49.5" calcext:value-type="float">
            <text:p>49.50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5];['Short List'.F15];['Short List'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6];['Short List'.F16];['Short List'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20" calcext:value-type="currency">
            <text:p>$1,42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0.66666666667" calcext:value-type="currency">
            <text:p>$1,32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195.75" calcext:value-type="currency">
            <text:p>$1,196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1" calcext:value-type="currency">
            <text:p>$1,10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3.66666666667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89" calcext:value-type="currency">
            <text:p>$1,189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2523" calcext:value-type="currency">
            <text:p>$2,523.00</text:p>
          </table:table-cell>
          <table:table-cell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pack 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1:09:05.433538494</dc:date>
    <meta:editing-duration>P16DT22H54M38S</meta:editing-duration>
    <meta:editing-cycles>334</meta:editing-cycles>
    <meta:generator>LibreOffice/5.1.6.2$Linux_X86_64 LibreOffice_project/10m0$Build-2</meta:generator>
    <meta:document-statistic meta:table-count="9" meta:cell-count="4932" meta:object-count="0"/>
  </office:meta>
</office:document-meta>
</file>